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ff3333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draw:fill-color="#6666ff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85cm" fo:min-width="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text-properties style:font-name="メイリオ" fo:font-weight="bold" style:font-name-asian="メイリオ" style:font-weight-asian="bold" style:font-weight-complex="bold"/>
    </style:style>
    <style:style style:name="P7" style:family="paragraph">
      <loext:graphic-properties draw:fill="none" draw:fill-color="#ffffff"/>
      <style:text-properties style:font-name="メイリオ" fo:font-weight="bold" style:font-name-asian="メイリオ" style:font-weight-asian="bold" style:font-weight-complex="bold"/>
    </style:style>
    <style:style style:name="T1" style:family="text">
      <style:text-properties style:font-name="メイリオ" fo:font-weight="bold" style:font-name-asian="メイリオ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9cm" svg:y1="9cm" svg:x2="10cm" svg:y2="9cm">
          <text:p/>
        </draw:line>
        <draw:line draw:style-name="gr2" draw:text-style-name="P1" draw:layer="layout" svg:x1="4cm" svg:y1="14.6cm" svg:x2="4cm" svg:y2="7.3cm">
          <text:p/>
        </draw:line>
        <draw:line draw:style-name="gr2" draw:text-style-name="P1" draw:layer="layout" svg:x1="3.4cm" svg:y1="14cm" svg:x2="10.7cm" svg:y2="14cm">
          <text:p/>
        </draw:line>
        <draw:line draw:style-name="gr3" draw:text-style-name="P1" draw:layer="layout" svg:x1="3.5cm" svg:y1="9cm" svg:x2="4.5cm" svg:y2="9cm">
          <text:p/>
        </draw:line>
        <draw:custom-shape draw:style-name="gr4" draw:text-style-name="P2" draw:layer="layout" svg:width="0.6cm" svg:height="0.6cm" svg:x="3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cm" svg:y1="14.5cm" svg:x2="9cm" svg:y2="13.5cm">
          <text:p/>
        </draw:line>
        <draw:line draw:style-name="gr1" draw:text-style-name="P1" draw:layer="layout" svg:x1="9cm" svg:y1="14cm" svg:x2="9cm" svg:y2="7.9cm">
          <text:p/>
        </draw:line>
        <draw:custom-shape draw:style-name="gr4" draw:text-style-name="P2" draw:layer="layout" svg:width="0.6cm" svg:height="0.6cm" svg:x="8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8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40§display§x_{1}§svg§600§FALSE§</svg:desc>
          <draw:polygon draw:style-name="gr6" draw:text-style-name="P4" draw:layer="layout" svg:width="1.363cm" svg:height="0.815cm" svg:x="10.936cm" svg:y="13.72cm" svg:viewBox="0 0 1364 816" draw:points="680,816 0,816 0,0 1364,0 1364,816">
            <text:p/>
          </draw:polygon>
          <draw:path draw:style-name="gr7" draw:text-style-name="P5" draw:layer="layout" svg:width="0.703cm" svg:height="0.639cm" svg:x="10.976cm" svg:y="13.7cm" svg:viewBox="0 0 704 640" svg:d="M432 200c8-40 40-168 140-168 8 0 40 0 68 16-36 8-64 44-64 76 0 24 12 52 52 52 32 0 76-28 76-84 0-72-84-92-132-92-80 0-132 76-148 108-36-92-112-108-152-108-148 0-228 184-228 216 0 16 12 16 16 16 12 0 16-4 20-16 48-148 140-184 188-184 28 0 76 12 76 92 0 44-24 140-76 340-20 88-72 144-132 144-12 0-44 0-72-16 36-8 68-36 68-76s-32-52-56-52c-40 0-76 40-76 84 0 64 72 92 132 92 96 0 144-100 148-108 20 52 68 108 156 108 144 0 224-180 224-216 0-16-12-16-16-16-12 0-16 8-20 16-44 152-140 184-188 184-56 0-76-44-76-92 0-32 8-60 24-124z">
            <text:p/>
          </draw:path>
          <draw:path draw:style-name="gr7" draw:text-style-name="P5" draw:layer="layout" svg:width="0.363cm" svg:height="0.655cm" svg:x="11.844cm" svg:y="13.88cm" svg:viewBox="0 0 364 656" svg:d="M224 28c0-28 0-28-28-28-64 64-156 64-196 64v36c24 0 88 0 144-28v504c0 32 0 44-100 44h-36v36c16 0 140-4 176-4 32 0 156 4 180 4v-36h-40c-100 0-100-12-100-44z">
            <text:p/>
          </draw:path>
        </draw:g>
        <draw:g>
          <svg:title>TexMaths</svg:title>
          <svg:desc>40§display§x_{2}§svg§600§FALSE§</svg:desc>
          <draw:polygon draw:style-name="gr6" draw:text-style-name="P4" draw:layer="layout" svg:width="1.363cm" svg:height="0.815cm" svg:x="3.4cm" svg:y="6.221cm" svg:viewBox="0 0 1364 816" draw:points="680,816 0,816 0,0 1364,0 1364,816">
            <text:p/>
          </draw:polygon>
          <draw:path draw:style-name="gr7" draw:text-style-name="P5" draw:layer="layout" svg:width="0.703cm" svg:height="0.639cm" svg:x="3.44cm" svg:y="6.201cm" svg:viewBox="0 0 704 640" svg:d="M432 200c8-40 40-168 140-168 8 0 40 0 68 16-36 8-64 44-64 76 0 24 12 52 52 52 32 0 76-28 76-84 0-72-84-92-132-92-80 0-132 76-148 108-36-92-112-108-152-108-148 0-228 184-228 216 0 16 12 16 16 16 12 0 16-4 20-16 48-148 140-184 188-184 28 0 76 12 76 92 0 44-24 140-76 340-20 88-72 144-132 144-12 0-44 0-72-16 36-8 68-36 68-76s-32-52-56-52c-40 0-76 40-76 84 0 64 72 92 132 92 96 0 144-100 148-108 20 52 68 108 156 108 144 0 224-180 224-216 0-16-12-16-16-16-12 0-16 8-20 16-44 152-140 184-188 184-56 0-76-44-76-92 0-32 8-60 24-124z">
            <text:p/>
          </draw:path>
          <draw:path draw:style-name="gr7" draw:text-style-name="P5" draw:layer="layout" svg:width="0.439cm" svg:height="0.655cm" svg:x="4.264cm" svg:y="6.381cm" svg:viewBox="0 0 440 656" svg:d="M440 476h-36c0 24-12 80-24 92-8 4-84 4-100 4h-180c104-92 136-120 196-164 76-60 144-120 144-216 0-120-108-192-232-192s-208 88-208 176c0 52 44 56 52 56 24 0 52-16 52-52 0-16-4-52-56-52 28-72 96-92 144-92 100 0 152 76 152 156 0 88-64 156-96 192l-240 236c-8 8-8 8-8 36h408z">
            <text:p/>
          </draw:path>
        </draw:g>
        <draw:g>
          <svg:title>TexMaths</svg:title>
          <svg:desc>32§display§1§svg§600§FALSE§</svg:desc>
          <draw:polygon draw:style-name="gr6" draw:text-style-name="P4" draw:layer="layout" svg:width="0.562cm" svg:height="0.725cm" svg:x="8.7cm" svg:y="14.774cm" svg:viewBox="0 0 563 726" draw:points="282,726 0,726 0,0 563,0 563,726">
            <text:p/>
          </draw:polygon>
          <draw:path draw:style-name="gr7" draw:text-style-name="P5" draw:layer="layout" svg:width="0.373cm" svg:height="0.751cm" svg:x="8.799cm" svg:y="14.748cm" svg:viewBox="0 0 374 752" svg:d="M234 29c0-26 0-29-26-29-70 74-173 74-208 74v35c22 0 90 0 147-32v585c0 42-3 55-105 55h-36v35c42-3 138-3 186-3 45 0 144 0 182 3v-35h-35c-102 0-105-13-105-55z">
            <text:p/>
          </draw:path>
        </draw:g>
        <draw:g>
          <svg:title>TexMaths</svg:title>
          <svg:desc>32§display§1§svg§600§FALSE§</svg:desc>
          <draw:polygon draw:style-name="gr6" draw:text-style-name="P4" draw:layer="layout" svg:width="0.562cm" svg:height="0.725cm" svg:x="2.7cm" svg:y="8.626cm" svg:viewBox="0 0 563 726" draw:points="282,726 0,726 0,0 563,0 563,726">
            <text:p/>
          </draw:polygon>
          <draw:path draw:style-name="gr7" draw:text-style-name="P5" draw:layer="layout" svg:width="0.373cm" svg:height="0.751cm" svg:x="2.799cm" svg:y="8.6cm" svg:viewBox="0 0 374 752" svg:d="M234 29c0-26 0-29-26-29-70 74-173 74-208 74v35c22 0 90 0 147-32v585c0 42-3 55-105 55h-36v35c42-3 138-3 186-3 45 0 144 0 182 3v-35h-35c-102 0-105-13-105-55z">
            <text:p/>
          </draw:path>
        </draw:g>
        <draw:g>
          <svg:title>TexMaths</svg:title>
          <svg:desc>32§display§O§svg§600§FALSE§</svg:desc>
          <draw:polygon draw:style-name="gr6" draw:text-style-name="P4" draw:layer="layout" svg:width="0.889cm" svg:height="0.767cm" svg:x="2.7cm" svg:y="14.529cm" svg:viewBox="0 0 890 768" draw:points="445,768 0,768 0,0 890,0 890,768">
            <text:p/>
          </draw:polygon>
          <draw:path draw:style-name="gr7" draw:text-style-name="P5" draw:layer="layout" svg:width="0.78cm" svg:height="0.821cm" svg:x="2.754cm" svg:y="14.5cm" svg:viewBox="0 0 781 822" svg:d="M781 304c0-182-122-304-288-304-243 0-493 256-493 518 0 189 128 304 288 304 240 0 493-249 493-518zM295 790c-109 0-189-90-189-240 0-48 16-214 102-345 77-119 189-176 279-176 92 0 192 64 192 230 0 83-29 259-141 397-55 70-147 134-243 134z">
            <text:p/>
          </draw:path>
        </draw:g>
        <draw:custom-shape draw:style-name="gr8" draw:text-style-name="P1" draw:layer="layout" svg:width="3.6cm" svg:height="2.2cm" svg:x="10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0.6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cm" svg:height="0.6cm" svg:x="10.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7cm" svg:height="1.199cm" svg:x="10.9cm" svg:y="5.801cm">
          <draw:text-box>
            <text:p text:style-name="P6"><text:span text:style-name="T1">：正例</text:span></text:p>
          </draw:text-box>
        </draw:frame>
        <draw:frame draw:style-name="gr9" draw:text-style-name="P7" draw:layer="layout" svg:width="2.7cm" svg:height="1.199cm" svg:x="10.9cm" svg:y="6.801cm">
          <draw:text-box>
            <text:p text:style-name="P6"><text:span text:style-name="T1">：負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22:09:13.852842000</meta:creation-date>
    <dc:date>2016-01-07T22:20:47.339483000</dc:date>
    <meta:editing-duration>PT11M28S</meta:editing-duration>
    <meta:editing-cycles>12</meta:editing-cycles>
    <meta:generator>LibreOffice/4.4.3.2$MacOSX_X86_64 LibreOffice_project/88805f81e9fe61362df02b9941de8e38a9b5fd16</meta:generator>
    <meta:document-statistic meta:object-count="32"/>
  </office:meta>
</office:document-meta>
</file>